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1964e9"/>
    </style:style>
    <style:style style:name="P7" style:family="paragraph" style:parent-style-name="Text_20_body" style:list-style-name="L4">
      <style:text-properties officeooo:rsid="000ce1c1" officeooo:paragraph-rsid="000ce1c1"/>
    </style:style>
    <style:style style:name="P8" style:family="paragraph" style:parent-style-name="Text_20_body" style:list-style-name="L1">
      <style:text-properties officeooo:rsid="0015a2b0" officeooo:paragraph-rsid="001964e9"/>
    </style:style>
    <style:style style:name="P9" style:family="paragraph" style:parent-style-name="Text_20_body" style:list-style-name="L5">
      <style:text-properties officeooo:rsid="0015a2b0" officeooo:paragraph-rsid="001964e9"/>
    </style:style>
    <style:style style:name="P10" style:family="paragraph" style:parent-style-name="Text_20_body" style:list-style-name="L3">
      <style:text-properties officeooo:rsid="001e3778" officeooo:paragraph-rsid="001e3778"/>
    </style:style>
    <style:style style:name="P11" style:family="paragraph" style:parent-style-name="Text_20_body" style:list-style-name="L2">
      <style:text-properties officeooo:rsid="001e3778" officeooo:paragraph-rsid="001e3778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1056eb"/>
    </style:style>
    <style:style style:name="T4" style:family="text">
      <style:text-properties officeooo:rsid="001964e9"/>
    </style:style>
    <style:style style:name="T5" style:family="text">
      <style:text-properties officeooo:rsid="001d64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4">4</text:span></text:h>
      <text:p text:style-name="P3"><text:span text:style-name="T1">Total working hours -</text:span> <text:span text:style-name="T4">4</text:span>.</text:p>
      <text:p text:style-name="P1"><text:span text:style-name="T1">Tasks completed</text:span>:</text:p>
      <text:list xml:id="list8470568094352845762" text:style-name="L1">
        <text:list-item>
          <text:p text:style-name="P6">Encryption <text:span text:style-name="T3">main</text:span> function <text:span text:style-name="T5">AES_encrypt </text:span>and unit testing.</text:p>
        </text:list-item>
        <text:list-item>
          <text:p text:style-name="P8">Decryption helper functions and unit testing.</text:p>
        </text:list-item>
        <text:list-item>
          <text:p text:style-name="P8"/>
        </text:list-item>
      </text:list>
      <text:p text:style-name="P4">Progress on the software:</text:p>
      <text:list xml:id="list8209907643405569825" text:style-name="L2">
        <text:list-item>
          <text:p text:style-name="P11">Now it actually encrypts, albeit one block at a time :) </text:p>
        </text:list-item>
      </text:list>
      <text:p text:style-name="P4">Learned:</text:p>
      <text:list xml:id="list4368494742286881278" text:style-name="L3">
        <text:list-item>
          <text:p text:style-name="P10">This is a complicated algorithm. I would use a library if I needed this in production code.</text:p>
        </text:list-item>
      </text:list>
      <text:p text:style-name="P2"><text:span text:style-name="T1">Unclear / problems</text:span>:</text:p>
      <text:list xml:id="list5061279928363378196" text:style-name="L4">
        <text:list-item>
          <text:p text:style-name="P7">None, for now.</text:p>
        </text:list-item>
      </text:list>
      <text:p text:style-name="P2"><text:span text:style-name="T2">Next</text:span>:</text:p>
      <text:list xml:id="list3376545747971992881" text:style-name="L5">
        <text:list-item>
          <text:p text:style-name="P9">Decryption main function and unit tes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4-04T16:22:08.699028000</dc:date>
    <dc:creator>Riku Kalinen</dc:creator>
    <meta:editing-duration>PT1H58M5S</meta:editing-duration>
    <meta:editing-cycles>21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4" meta:word-count="76" meta:character-count="421" meta:non-whitespace-character-count="364"/>
  </office:meta>
</office:document-meta>
</file>